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1.065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4.38cm"/>
    </style:style>
    <style:style style:name="co5" style:family="table-column">
      <style:table-column-properties fo:break-before="auto" style:column-width="4.1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21cm"/>
    </style:style>
    <style:style style:name="co9" style:family="table-column">
      <style:table-column-properties fo:break-before="auto" style:column-width="3.228cm"/>
    </style:style>
    <style:style style:name="co10" style:family="table-column">
      <style:table-column-properties fo:break-before="auto" style:column-width="0.639cm"/>
    </style:style>
    <style:style style:name="co11" style:family="table-column">
      <style:table-column-properties fo:break-before="auto" style:column-width="3.094cm"/>
    </style:style>
    <style:style style:name="co12" style:family="table-column">
      <style:table-column-properties fo:break-before="auto" style:column-width="3.344cm"/>
    </style:style>
    <style:style style:name="co13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order-bottom="3pt double-thin #000000" style:border-line-width-bottom="0.018cm 0.071cm 0.018cm" fo:border-left="none" fo:border-right="none" fo:border-top="none"/>
    </style:style>
    <style:style style:name="ce16" style:family="table-cell" style:parent-style-name="Default">
      <style:table-cell-properties style:diagonal-bl-tr="none" style:diagonal-tl-br="none" fo:border="none" style:rotation-align="none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fo:border-bottom="3pt double-thin #000000" style:border-line-width-bottom="0.018cm 0.071cm 0.018cm" fo:border-left="none" fo:border-right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/>
  </office:automatic-styles>
  <office:body>
    <office:spreadsheet>
      <table:calculation-settings table:case-sensitive="false" table:use-regular-expressions="false"/>
      <table:table table:name="Acto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7"/>
        <table:table-column table:style-name="co4" table:default-cell-style-name="ce17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5" table:number-columns-repeated="2"/>
          <table:table-cell table:style-name="ce18" office:value-type="string" calcext:value-type="string">
            <text:p>#language</text:p>
          </table:table-cell>
          <table:table-cell table:style-name="ce18" office:value-type="string" calcext:value-type="string">
            <text:p>default</text:p>
          </table:table-cell>
          <table:table-cell table:style-name="ce18" office:value-type="string" calcext:value-type="string">
            <text:p>ja_jp</text:p>
          </table:table-cell>
          <table:table-cell/>
          <table:table-cell table:style-name="ce15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name</text:p>
          </table:table-cell>
          <table:table-cell table:style-name="ce19" table:formula="of:=&quot;actor_&quot;&amp;[.B3]&amp;&quot;_&quot;&amp;[.A3]" office:value-type="string" office:string-value="actor_name_1" calcext:value-type="string">
            <text:p>actor_name_1</text:p>
          </table:table-cell>
          <table:table-cell table:style-name="ce19" office:value-type="string" calcext:value-type="string">
            <text:p>Nothing</text:p>
          </table:table-cell>
          <table:table-cell table:style-name="ce16" office:value-type="string" calcext:value-type="string">
            <text:p>なし</text:p>
          </table:table-cell>
          <table:table-cell/>
          <table:table-cell table:style-name="ce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table:style-name="ce19" table:formula="of:=&quot;actor_&quot;&amp;[.B4]&amp;&quot;_&quot;&amp;[.A4]" office:value-type="string" office:string-value="actor_name_2" calcext:value-type="string">
            <text:p>actor_name_2</text:p>
          </table:table-cell>
          <table:table-cell table:style-name="ce20" office:value-type="string" calcext:value-type="string">
            <text:p>Nie</text:p>
          </table:table-cell>
          <table:table-cell office:value-type="string" calcext:value-type="string">
            <text:p>ニエ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me</text:p>
          </table:table-cell>
          <table:table-cell table:style-name="ce19" table:formula="of:=&quot;actor_&quot;&amp;[.B5]&amp;&quot;_&quot;&amp;[.A5]" office:value-type="string" office:string-value="actor_name_3" calcext:value-type="string">
            <text:p>actor_name_3</text:p>
          </table:table-cell>
          <table:table-cell table:style-name="ce20" office:value-type="string" calcext:value-type="string">
            <text:p>Ril</text:p>
          </table:table-cell>
          <table:table-cell table:style-name="ce20" office:value-type="string" calcext:value-type="string">
            <text:p>リル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9"/>
          <table:table-cell table:style-name="ce20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20" table:number-columns-repeated="2"/>
          <table:table-cell table:number-columns-repeated="3"/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lasses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8" table:default-cell-style-name="ce17"/>
        <table:table-column table:style-name="co4" table:default-cell-style-name="ce17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5" table:number-columns-repeated="2"/>
          <table:table-cell table:style-name="ce18" office:value-type="string" calcext:value-type="string">
            <text:p>#language</text:p>
          </table:table-cell>
          <table:table-cell table:style-name="ce18" office:value-type="string" calcext:value-type="string">
            <text:p>default</text:p>
          </table:table-cell>
          <table:table-cell table:style-name="ce18" office:value-type="string" calcext:value-type="string">
            <text:p>ja_jp</text:p>
          </table:table-cell>
          <table:table-cell/>
          <table:table-cell table:style-name="ce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me</text:p>
          </table:table-cell>
          <table:table-cell table:style-name="ce20" table:formula="of:=&quot;class_&quot;&amp;[.B3]&amp;&quot;_&quot;&amp;[.A3]" office:value-type="string" office:string-value="class_name_1" calcext:value-type="string">
            <text:p>class_name_1</text:p>
          </table:table-cell>
          <table:table-cell table:style-name="ce20" office:value-type="string" calcext:value-type="string">
            <text:p>Traveler</text:p>
          </table:table-cell>
          <table:table-cell office:value-type="string" calcext:value-type="string">
            <text:p>旅人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table:style-name="ce20" table:formula="of:=&quot;class_&quot;&amp;[.B4]&amp;&quot;_&quot;&amp;[.A4]" office:value-type="string" office:string-value="class_name_2" calcext:value-type="string">
            <text:p>class_name_2</text:p>
          </table:table-cell>
          <table:table-cell table:style-name="ce20" office:value-type="string" calcext:value-type="string">
            <text:p>Medium</text:p>
          </table:table-cell>
          <table:table-cell office:value-type="string" calcext:value-type="string">
            <text:p>巫覡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me</text:p>
          </table:table-cell>
          <table:table-cell table:style-name="ce20" table:formula="of:=&quot;class_&quot;&amp;[.B5]&amp;&quot;_&quot;&amp;[.A5]" office:value-type="string" office:string-value="class_name_3" calcext:value-type="string">
            <text:p>class_name_3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妖精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ghname0</text:p>
          </table:table-cell>
          <table:table-cell table:style-name="ce20" table:formula="of:=&quot;class_&quot;&amp;[.B6]&amp;&quot;_&quot;&amp;[.A6]" office:value-type="string" office:string-value="class_highname0_1" calcext:value-type="string">
            <text:p>class_highname0_1</text:p>
          </table:table-cell>
          <table:table-cell office:value-type="string" calcext:value-type="string">
            <text:p>50,Explorer</text:p>
          </table:table-cell>
          <table:table-cell office:value-type="string" calcext:value-type="string">
            <text:p>50,熟達の旅人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ghname0</text:p>
          </table:table-cell>
          <table:table-cell table:style-name="ce20" table:formula="of:=&quot;class_&quot;&amp;[.B7]&amp;&quot;_&quot;&amp;[.A7]" office:value-type="string" office:string-value="class_highname0_2" calcext:value-type="string">
            <text:p>class_highname0_2</text:p>
          </table:table-cell>
          <table:table-cell office:value-type="string" calcext:value-type="string">
            <text:p>50,DevineMiko</text:p>
          </table:table-cell>
          <table:table-cell office:value-type="string" calcext:value-type="string">
            <text:p>50,入神の巫女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ghname0</text:p>
          </table:table-cell>
          <table:table-cell table:style-name="ce20" table:formula="of:=&quot;class_&quot;&amp;[.B8]&amp;&quot;_&quot;&amp;[.A8]" office:value-type="string" office:string-value="class_highname0_3" calcext:value-type="string">
            <text:p>class_highname0_3</text:p>
          </table:table-cell>
          <table:table-cell office:value-type="string" calcext:value-type="string">
            <text:p>50,GreatFairy</text:p>
          </table:table-cell>
          <table:table-cell office:value-type="string" calcext:value-type="string">
            <text:p>50,大物の妖精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ghname1</text:p>
          </table:table-cell>
          <table:table-cell table:style-name="ce20" table:formula="of:=&quot;class_&quot;&amp;[.B9]&amp;&quot;_&quot;&amp;[.A9]" office:value-type="string" office:string-value="class_highname1_2" calcext:value-type="string">
            <text:p>class_highname1_2</text:p>
          </table:table-cell>
          <table:table-cell office:value-type="string" calcext:value-type="string">
            <text:p>100,Traveler</text:p>
          </table:table-cell>
          <table:table-cell office:value-type="string" calcext:value-type="string">
            <text:p>100,旅人見習い</text:p>
          </table:table-cell>
          <table:table-cell table:number-columns-repeated="2"/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ystem" table:style-name="ta2">
        <office:forms form:automatic-focus="false" form:apply-design-mode="false"/>
        <table:table-column table:style-name="co1" table:default-cell-style-name="Default"/>
        <table:table-column table:style-name="co9" table:default-cell-style-name="ce17"/>
        <table:table-column table:style-name="co4" table:default-cell-style-name="ce17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15"/>
          <table:table-cell table:style-name="ce18" office:value-type="string" calcext:value-type="string">
            <text:p>#language</text:p>
          </table:table-cell>
          <table:table-cell table:style-name="ce18" office:value-type="string" calcext:value-type="string">
            <text:p>default</text:p>
          </table:table-cell>
          <table:table-cell table:style-name="ce18" office:value-type="string" calcext:value-type="string">
            <text:p>ja_jp</text:p>
          </table:table-cell>
          <table:table-cell/>
          <table:table-cell table:style-name="ce15"/>
        </table:table-row>
        <table:table-row table:style-name="ro1">
          <table:table-cell/>
          <table:table-cell office:value-type="string" calcext:value-type="string">
            <text:p>system_element_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斬撃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stem_element_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刺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stem_element_3</text:p>
          </table:table-cell>
          <table:table-cell office:value-type="string" calcext:value-type="string">
            <text:p>Blunt</text:p>
          </table:table-cell>
          <table:table-cell office:value-type="string" calcext:value-type="string">
            <text:p>殴打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stem_element_4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stem_element_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水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stem_element_6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stem_element_7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土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stem_element_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氷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stem_element_9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雷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stem_element_10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霊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stem_weapon_1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剣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stem_weapon_2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槍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stem_weapon_3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槌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stem_weapon_4</text:p>
          </table:table-cell>
          <table:table-cell office:value-type="string" calcext:value-type="string">
            <text:p>Scissor</text:p>
          </table:table-cell>
          <table:table-cell office:value-type="string" calcext:value-type="string">
            <text:p>鋏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stem_weapon_5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針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stem_weapon_6</text:p>
          </table:table-cell>
          <table:table-cell office:value-type="string" calcext:value-type="string">
            <text:p>Spindle</text:p>
          </table:table-cell>
          <table:table-cell office:value-type="string" calcext:value-type="string">
            <text:p>錘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stem_weapon_7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匕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stem_weapon_8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杖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stem_weapon_9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寸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stem_weapon_1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全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stem_skill_1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特技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stem_skill_2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秘術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stem_armor_1</text:p>
          </table:table-cell>
          <table:table-cell table:style-name="ce20" office:value-type="string" calcext:value-type="string">
            <text:p>Traveler</text:p>
          </table:table-cell>
          <table:table-cell office:value-type="string" calcext:value-type="string">
            <text:p>旅人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stem_armor_2</text:p>
          </table:table-cell>
          <table:table-cell table:style-name="ce20" office:value-type="string" calcext:value-type="string">
            <text:p>Medium</text:p>
          </table:table-cell>
          <table:table-cell office:value-type="string" calcext:value-type="string">
            <text:p>巫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stem_armor_3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妖精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stem_armor_4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人間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stem_armor_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女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stem_armor_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男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stem_armor_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全員</text:p>
          </table:table-cell>
          <table:table-cell table:number-columns-repeated="2"/>
        </table:table-row>
        <table:table-row table:style-name="ro1" table:number-rows-repeated="104854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tems" table:style-name="ta2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ce17"/>
        <table:table-column table:style-name="co12" table:default-cell-style-name="ce17"/>
        <table:table-column table:style-name="co13" table:default-cell-style-name="Default"/>
        <table:table-column table:style-name="co1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5" table:number-columns-repeated="2"/>
          <table:table-cell table:style-name="ce18" office:value-type="string" calcext:value-type="string">
            <text:p>#language</text:p>
          </table:table-cell>
          <table:table-cell table:style-name="ce18" office:value-type="string" calcext:value-type="string">
            <text:p>default</text:p>
          </table:table-cell>
          <table:table-cell table:style-name="ce18" office:value-type="string" calcext:value-type="string">
            <text:p>ja_jp</text:p>
          </table:table-cell>
          <table:table-cell/>
        </table:table-row>
        <table:table-row table:style-name="ro1">
          <table:table-cell office:value-type="string" calcext:value-type="string">
            <text:p>乗船券</text:p>
          </table:table-cell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unit</text:p>
          </table:table-cell>
          <table:table-cell table:style-name="ce20" table:formula="of:=&quot;item_&quot;&amp;[.C3]&amp;&quot;_&quot;&amp;[.B3]" office:value-type="string" office:string-value="item_unit_7" calcext:value-type="string">
            <text:p>item_unit_7</text:p>
          </table:table-cell>
          <table:table-cell table:style-name="ce20" table:formula="of:=[.F3]" office:value-type="string" office:string-value="%d枚" calcext:value-type="string">
            <text:p>%d枚</text:p>
          </table:table-cell>
          <table:table-cell office:value-type="string" calcext:value-type="string">
            <text:p>%d枚</text:p>
          </table:table-cell>
          <table:table-cell/>
        </table:table-row>
        <table:table-row table:style-name="ro1">
          <table:table-cell office:value-type="string" calcext:value-type="string">
            <text:p>エスプリ 9つ以内前提</text:p>
          </table:table-cell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unit</text:p>
          </table:table-cell>
          <table:table-cell table:style-name="ce20" table:formula="of:=&quot;item_&quot;&amp;[.C4]&amp;&quot;_&quot;&amp;[.B4]" office:value-type="string" office:string-value="item_unit_10" calcext:value-type="string">
            <text:p>item_unit_10</text:p>
          </table:table-cell>
          <table:table-cell table:style-name="ce20" table:formula="of:=[.F4]" office:value-type="string" office:string-value="%dつ" calcext:value-type="string">
            <text:p>%dつ</text:p>
          </table:table-cell>
          <table:table-cell office:value-type="string" calcext:value-type="string">
            <text:p>%dつ</text:p>
          </table:table-cell>
          <table:table-cell/>
        </table:table-row>
        <table:table-row table:style-name="ro1">
          <table:table-cell office:value-type="string" calcext:value-type="string">
            <text:p>エスプリ</text:p>
          </table:table-cell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unit</text:p>
          </table:table-cell>
          <table:table-cell table:style-name="ce20" table:formula="of:=&quot;item_&quot;&amp;[.C5]&amp;&quot;_&quot;&amp;[.B5]" office:value-type="string" office:string-value="item_unit_11" calcext:value-type="string">
            <text:p>item_unit_11</text:p>
          </table:table-cell>
          <table:table-cell table:style-name="ce20" table:formula="of:=[.F5]" office:value-type="string" office:string-value="%dつ" calcext:value-type="string">
            <text:p>%dつ</text:p>
          </table:table-cell>
          <table:table-cell office:value-type="string" calcext:value-type="string">
            <text:p>%dつ</text:p>
          </table:table-cell>
          <table:table-cell/>
        </table:table-row>
        <table:table-row table:style-name="ro1">
          <table:table-cell office:value-type="string" calcext:value-type="string">
            <text:p>エスプリ</text:p>
          </table:table-cell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unit</text:p>
          </table:table-cell>
          <table:table-cell table:style-name="ce20" table:formula="of:=&quot;item_&quot;&amp;[.C6]&amp;&quot;_&quot;&amp;[.B6]" office:value-type="string" office:string-value="item_unit_12" calcext:value-type="string">
            <text:p>item_unit_12</text:p>
          </table:table-cell>
          <table:table-cell table:style-name="ce20" table:formula="of:=[.F6]" office:value-type="string" office:string-value="%dつ" calcext:value-type="string">
            <text:p>%dつ</text:p>
          </table:table-cell>
          <table:table-cell office:value-type="string" calcext:value-type="string">
            <text:p>%dつ</text:p>
          </table:table-cell>
          <table:table-cell/>
        </table:table-row>
        <table:table-row table:style-name="ro1">
          <table:table-cell office:value-type="string" calcext:value-type="string">
            <text:p>エスプリ</text:p>
          </table:table-cell>
          <table:table-cell table:style-name="ce7" office:value-type="float" office:value="13" calcext:value-type="float">
            <text:p>13</text:p>
          </table:table-cell>
          <table:table-cell office:value-type="string" calcext:value-type="string">
            <text:p>unit</text:p>
          </table:table-cell>
          <table:table-cell table:style-name="ce20" table:formula="of:=&quot;item_&quot;&amp;[.C7]&amp;&quot;_&quot;&amp;[.B7]" office:value-type="string" office:string-value="item_unit_13" calcext:value-type="string">
            <text:p>item_unit_13</text:p>
          </table:table-cell>
          <table:table-cell table:style-name="ce20" table:formula="of:=[.F7]" office:value-type="string" office:string-value="%dつ" calcext:value-type="string">
            <text:p>%dつ</text:p>
          </table:table-cell>
          <table:table-cell office:value-type="string" calcext:value-type="string">
            <text:p>%dつ</text:p>
          </table:table-cell>
          <table:table-cell/>
        </table:table-row>
        <table:table-row table:style-name="ro1">
          <table:table-cell office:value-type="string" calcext:value-type="string">
            <text:p>エスプリ</text:p>
          </table:table-cell>
          <table:table-cell table:style-name="ce7" office:value-type="float" office:value="14" calcext:value-type="float">
            <text:p>14</text:p>
          </table:table-cell>
          <table:table-cell office:value-type="string" calcext:value-type="string">
            <text:p>unit</text:p>
          </table:table-cell>
          <table:table-cell table:style-name="ce20" table:formula="of:=&quot;item_&quot;&amp;[.C8]&amp;&quot;_&quot;&amp;[.B8]" office:value-type="string" office:string-value="item_unit_14" calcext:value-type="string">
            <text:p>item_unit_14</text:p>
          </table:table-cell>
          <table:table-cell table:style-name="ce20" table:formula="of:=[.F8]" office:value-type="string" office:string-value="%dつ" calcext:value-type="string">
            <text:p>%dつ</text:p>
          </table:table-cell>
          <table:table-cell office:value-type="string" calcext:value-type="string">
            <text:p>%dつ</text:p>
          </table:table-cell>
          <table:table-cell/>
        </table:table-row>
        <table:table-row table:style-name="ro1">
          <table:table-cell office:value-type="string" calcext:value-type="string">
            <text:p>エスプリ</text:p>
          </table:table-cell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unit</text:p>
          </table:table-cell>
          <table:table-cell table:style-name="ce20" table:formula="of:=&quot;item_&quot;&amp;[.C9]&amp;&quot;_&quot;&amp;[.B9]" office:value-type="string" office:string-value="item_unit_15" calcext:value-type="string">
            <text:p>item_unit_15</text:p>
          </table:table-cell>
          <table:table-cell table:style-name="ce20" table:formula="of:=[.F9]" office:value-type="string" office:string-value="%dつ" calcext:value-type="string">
            <text:p>%dつ</text:p>
          </table:table-cell>
          <table:table-cell office:value-type="string" calcext:value-type="string">
            <text:p>%dつ</text:p>
          </table:table-cell>
          <table:table-cell/>
        </table:table-row>
        <table:table-row table:style-name="ro1">
          <table:table-cell office:value-type="string" calcext:value-type="string">
            <text:p>エスプリ</text:p>
          </table:table-cell>
          <table:table-cell table:style-name="ce7" office:value-type="float" office:value="16" calcext:value-type="float">
            <text:p>16</text:p>
          </table:table-cell>
          <table:table-cell office:value-type="string" calcext:value-type="string">
            <text:p>unit</text:p>
          </table:table-cell>
          <table:table-cell table:style-name="ce20" table:formula="of:=&quot;item_&quot;&amp;[.C10]&amp;&quot;_&quot;&amp;[.B10]" office:value-type="string" office:string-value="item_unit_16" calcext:value-type="string">
            <text:p>item_unit_16</text:p>
          </table:table-cell>
          <table:table-cell table:style-name="ce20" table:formula="of:=[.F10]" office:value-type="string" office:string-value="%dつ" calcext:value-type="string">
            <text:p>%dつ</text:p>
          </table:table-cell>
          <table:table-cell office:value-type="string" calcext:value-type="string">
            <text:p>%dつ</text:p>
          </table:table-cell>
          <table:table-cell/>
        </table:table-row>
        <table:table-row table:style-name="ro1">
          <table:table-cell office:value-type="string" calcext:value-type="string">
            <text:p>イニウス貨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nit</text:p>
          </table:table-cell>
          <table:table-cell table:style-name="ce20" table:formula="of:=&quot;item_&quot;&amp;[.C11]&amp;&quot;_&quot;&amp;[.B11]" office:value-type="string" office:string-value="item_unit_22" calcext:value-type="string">
            <text:p>item_unit_22</text:p>
          </table:table-cell>
          <table:table-cell table:style-name="ce20" table:formula="of:=[.F11]" office:value-type="string" office:string-value="%d枚" calcext:value-type="string">
            <text:p>%d枚</text:p>
          </table:table-cell>
          <table:table-cell office:value-type="string" calcext:value-type="string">
            <text:p>%d枚</text:p>
          </table:table-cell>
          <table:table-cell/>
        </table:table-row>
        <table:table-row table:style-name="ro1">
          <table:table-cell table:number-columns-repeated="3"/>
          <table:table-cell table:style-name="ce20" table:number-columns-repeated="2"/>
          <table:table-cell table:number-columns-repeated="2"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Lucida Sans Unicode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13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13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13P0"/>
    </number:number-style>
    <number:date-style style:name="N10114" number:language="ja" number:country="JP">
      <number:year number:style="long"/>
      <number:text>/</number:text>
      <number:month/>
      <number:text>/</number:text>
      <number:day/>
    </number:date-style>
    <number:date-style style:name="N10115" number:language="ja" number:country="JP">
      <number:day/>
      <number:text>-</number:text>
      <number:month number:textual="true"/>
      <number:text>-</number:text>
      <number:year/>
    </number:date-style>
    <number:date-style style:name="N10116" number:language="ja" number:country="JP">
      <number:day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21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1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3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4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date-style style:name="N10125" number:language="ja" number:country="JP">
      <number:month/>
      <number:text>/</number:text>
      <number:day/>
      <number:text>/</number:text>
      <number:year/>
    </number:date-style>
    <number:date-style style:name="N10126" number:language="ja" number:country="JP">
      <number:year number:style="long"/>
      <number:text>年</number:text>
      <number:month/>
      <number:text>月</number:text>
    </number:date-style>
    <number:number-style style:name="N10128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8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9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9P0"/>
    </number:number-style>
    <number:number-style style:name="N10131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31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31P0"/>
    </number:number-style>
    <number:number-style style:name="N10132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32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32P0"/>
    </number:number-style>
    <style:style style:name="Default" style:family="table-cell">
      <style:table-cell-properties style:rotation-align="none"/>
      <style:text-properties style:font-name="ＭＳ Ｐゴシック" fo:font-family="'ＭＳ Ｐゴシック'" style:font-family-generic="swiss" style:font-pitch="variable" style:font-name-asian="ＭＳ Ｐゴシック" style:font-family-asian="'ＭＳ Ｐゴシック'" style:font-family-generic-asian="swiss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4T13:59:49.344000000</dc:date>
    <meta:editing-cycles>104</meta:editing-cycles>
    <meta:editing-duration>P24DT4H26M34S</meta:editing-duration>
    <meta:generator>LibreOffice/7.3.6.2$Windows_X86_64 LibreOffice_project/c28ca90fd6e1a19e189fc16c05f8f8924961e12e</meta:generator>
    <meta:document-statistic meta:table-count="4" meta:cell-count="203" meta:object-count="0"/>
  </office:meta>
</office:document-meta>
</file>